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2b3f5"/>
    </style:style>
    <style:style style:name="P2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text-properties fo:color="#cccccc" loext:opacity="100%" style:font-name="Consolas" fo:font-size="10.5pt" fo:font-weight="normal" officeooo:paragraph-rsid="0012b3f5" fo:background-color="#1f1f1f"/>
    </style:style>
    <style:style style:name="P4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paragraph-rsid="0012b3f5" fo:background-color="#1f1f1f"/>
    </style:style>
    <style:style style:name="P5" style:family="paragraph" style:parent-style-name="Standard">
      <style:text-properties fo:color="#cccccc" loext:opacity="100%" style:font-name="Consolas" fo:font-size="10.5pt" fo:font-weight="normal" officeooo:rsid="0012b3f5" officeooo:paragraph-rsid="0012b3f5" fo:background-color="#1f1f1f"/>
    </style:style>
    <style:style style:name="P6" style:family="paragraph" style:parent-style-name="Standard">
      <style:text-properties fo:color="#cccccc" loext:opacity="100%" style:font-name="Consolas" fo:font-size="10pt" fo:font-weight="normal" officeooo:paragraph-rsid="0012b3f5" fo:background-color="#1f1f1f" style:font-size-asian="10pt" style:font-size-complex="10pt"/>
    </style:style>
    <style:style style:name="P7" style:family="paragraph" style:parent-style-name="Standard">
      <style:paragraph-properties style:line-height-at-least="0.503cm"/>
      <style:text-properties fo:color="#cccccc" loext:opacity="100%" style:font-name="Consolas" fo:font-size="10pt" fo:font-weight="normal" fo:background-color="#1f1f1f" style:font-size-asian="10pt" style:font-size-complex="10pt"/>
    </style:style>
    <style:style style:name="P8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9" style:family="paragraph" style:parent-style-name="Standard">
      <style:paragraph-properties style:line-height-at-least="0.503cm" fo:text-align="start" style:justify-single-word="false"/>
      <style:text-properties fo:color="#cccccc" loext:opacity="100%" fo:background-color="#1f1f1f"/>
    </style:style>
    <style:style style:name="P10" style:family="paragraph" style:parent-style-name="Standard">
      <style:paragraph-properties style:line-height-at-least="0.503cm"/>
      <style:text-properties fo:color="#cccccc" loext:opacity="100%" fo:font-size="10pt" fo:background-color="#1f1f1f" style:font-size-asian="10pt" style:font-size-complex="10pt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fo:margin-top="0cm" fo:margin-bottom="0.499cm" style:contextual-spacing="false" style:line-height-at-least="0.503cm"/>
    </style:style>
    <style:style style:name="P13" style:family="paragraph" style:parent-style-name="Standard">
      <style:text-properties officeooo:rsid="0012b3f5" officeooo:paragraph-rsid="0012b3f5"/>
    </style:style>
    <style:style style:name="P14" style:family="paragraph" style:parent-style-name="Standard" style:list-style-name="L2">
      <style:text-properties officeooo:paragraph-rsid="0012b3f5"/>
    </style:style>
    <style:style style:name="P15" style:family="paragraph" style:parent-style-name="Standard">
      <style:paragraph-properties fo:text-align="start" style:justify-single-word="false"/>
      <style:text-properties officeooo:paragraph-rsid="0012b3f5"/>
    </style:style>
    <style:style style:name="P16" style:family="paragraph" style:parent-style-name="Standard">
      <style:text-properties fo:font-weight="bold" officeooo:paragraph-rsid="0012b3f5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paragraph-rsid="0012b3f5" style:font-weight-asian="bold" style:font-weight-complex="bold"/>
    </style:style>
    <style:style style:name="P18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f1f1f"/>
    </style:style>
    <style:style style:name="P19" style:family="paragraph" style:parent-style-name="Standard">
      <style:paragraph-properties style:line-height-at-least="0.503cm"/>
      <style:text-properties fo:color="#6a9955" loext:opacity="100%" fo:background-color="#1f1f1f"/>
    </style:style>
    <style:style style:name="P20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21" style:family="paragraph" style:parent-style-name="Standard">
      <style:text-properties fo:font-size="10pt" officeooo:paragraph-rsid="0012b3f5" style:font-size-asian="10pt" style:font-size-complex="10pt"/>
    </style:style>
    <style:style style:name="T1" style:family="text">
      <style:text-properties officeooo:rsid="0012b3f5"/>
    </style:style>
    <style:style style:name="T2" style:family="text">
      <style:text-properties fo:color="#dcdcaa" loext:opacity="100%"/>
    </style:style>
    <style:style style:name="T3" style:family="text">
      <style:text-properties fo:color="#dcdcaa" loext:opacity="100%" style:font-name="Consolas" fo:font-size="10.5pt" fo:font-weight="normal"/>
    </style:style>
    <style:style style:name="T4" style:family="text">
      <style:text-properties fo:color="#dcdcaa" loext:opacity="100%" style:font-name="Consolas" fo:font-size="10.5pt" fo:font-weight="normal" fo:background-color="#1f1f1f" loext:char-shading-value="0"/>
    </style:style>
    <style:style style:name="T5" style:family="text">
      <style:text-properties fo:color="#dcdcaa" loext:opacity="100%" style:font-name="Consolas" fo:font-weight="normal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Consolas" fo:font-size="10.5pt" fo:font-weight="normal"/>
    </style:style>
    <style:style style:name="T8" style:family="text">
      <style:text-properties fo:color="#9cdcfe" loext:opacity="100%" style:font-name="Consolas" fo:font-size="10.5pt" fo:font-weight="normal" fo:background-color="#1f1f1f" loext:char-shading-value="0"/>
    </style:style>
    <style:style style:name="T9" style:family="text">
      <style:text-properties fo:color="#9cdcfe" loext:opacity="100%" style:font-name="Consolas" fo:font-weight="normal"/>
    </style:style>
    <style:style style:name="T10" style:family="text">
      <style:text-properties fo:color="#cccccc" loext:opacity="100%" style:font-name="Consolas" fo:font-size="10.5pt" fo:font-weight="normal" fo:background-color="#1f1f1f" loext:char-shading-value="0"/>
    </style:style>
    <style:style style:name="T11" style:family="text">
      <style:text-properties fo:color="#4fc1ff" loext:opacity="100%"/>
    </style:style>
    <style:style style:name="T12" style:family="text">
      <style:text-properties fo:color="#4fc1ff" loext:opacity="100%" style:font-name="Consolas" fo:font-size="10.5pt" fo:font-weight="normal"/>
    </style:style>
    <style:style style:name="T13" style:family="text">
      <style:text-properties fo:color="#4fc1ff" loext:opacity="100%" style:font-name="Consolas" fo:font-size="10.5pt" fo:font-weight="normal" fo:background-color="#1f1f1f" loext:char-shading-value="0"/>
    </style:style>
    <style:style style:name="T14" style:family="text">
      <style:text-properties fo:color="#4fc1ff" loext:opacity="100%" style:font-name="Consolas" fo:font-size="10.5pt" fo:font-weight="normal" officeooo:rsid="0012b3f5" fo:background-color="#1f1f1f" loext:char-shading-value="0"/>
    </style:style>
    <style:style style:name="T15" style:family="text">
      <style:text-properties fo:color="#4fc1ff" loext:opacity="100%" style:font-name="Consolas" fo:font-size="10.5pt" fo:font-weight="bold" officeooo:rsid="0012b3f5" fo:background-color="#1f1f1f" loext:char-shading-value="0" style:font-weight-asian="bold" style:font-weight-complex="bold"/>
    </style:style>
    <style:style style:name="T16" style:family="text">
      <style:text-properties fo:color="#4fc1ff" loext:opacity="100%" style:font-name="Consolas" fo:font-weight="normal"/>
    </style:style>
    <style:style style:name="T17" style:family="text">
      <style:text-properties fo:color="#4ec9b0" loext:opacity="100%"/>
    </style:style>
    <style:style style:name="T18" style:family="text">
      <style:text-properties fo:color="#4ec9b0" loext:opacity="100%" style:font-name="Consolas" fo:font-size="10.5pt" fo:font-weight="normal"/>
    </style:style>
    <style:style style:name="T19" style:family="text">
      <style:text-properties fo:color="#4ec9b0" loext:opacity="100%" style:font-name="Consolas" fo:font-size="10.5pt" fo:font-weight="normal" fo:background-color="#1f1f1f" loext:char-shading-value="0"/>
    </style:style>
    <style:style style:name="T20" style:family="text">
      <style:text-properties fo:color="#4ec9b0" loext:opacity="100%" style:font-name="Consolas" fo:font-size="10.5pt" fo:font-weight="normal" officeooo:rsid="0012b3f5" fo:background-color="#1f1f1f" loext:char-shading-value="0"/>
    </style:style>
    <style:style style:name="T21" style:family="text">
      <style:text-properties fo:color="#4ec9b0" loext:opacity="100%" style:font-name="Consolas" fo:font-size="10.5pt" fo:background-color="#1f1f1f" loext:char-shading-value="0"/>
    </style:style>
    <style:style style:name="T22" style:family="text">
      <style:text-properties fo:color="#4ec9b0" loext:opacity="100%" style:font-name="Consolas" fo:font-size="10.5pt" officeooo:rsid="0012b3f5" fo:background-color="#1f1f1f" loext:char-shading-value="0"/>
    </style:style>
    <style:style style:name="T23" style:family="text">
      <style:text-properties fo:color="#4ec9b0" loext:opacity="100%" style:font-name="Consolas" fo:font-weight="normal"/>
    </style:style>
    <style:style style:name="T24" style:family="text">
      <style:text-properties fo:color="#4ec9b0" loext:opacity="100%" style:font-name="Consolas" fo:font-size="10pt" fo:font-weight="normal" fo:background-color="#1f1f1f" loext:char-shading-value="0" style:font-size-asian="10pt" style:font-size-complex="10pt"/>
    </style:style>
    <style:style style:name="T25" style:family="text">
      <style:text-properties fo:color="#4ec9b0" loext:opacity="100%" style:font-name="Consolas" fo:font-size="10pt" fo:font-weight="normal" officeooo:rsid="0012b3f5" fo:background-color="#1f1f1f" loext:char-shading-value="0" style:font-size-asian="10pt" style:font-size-complex="10pt"/>
    </style:style>
    <style:style style:name="T26" style:family="text">
      <style:text-properties fo:color="#c586c0" loext:opacity="100%"/>
    </style:style>
    <style:style style:name="T27" style:family="text">
      <style:text-properties fo:color="#c586c0" loext:opacity="100%" style:font-name="Consolas" fo:font-size="10.5pt" fo:font-weight="normal"/>
    </style:style>
    <style:style style:name="T28" style:family="text">
      <style:text-properties fo:color="#c586c0" loext:opacity="100%" style:font-name="Consolas" fo:font-weight="normal"/>
    </style:style>
    <style:style style:name="T29" style:family="text">
      <style:text-properties fo:color="#569cd6" loext:opacity="100%"/>
    </style:style>
    <style:style style:name="T30" style:family="text">
      <style:text-properties fo:color="#569cd6" loext:opacity="100%" style:font-name="Consolas" fo:font-size="10.5pt" fo:font-weight="normal"/>
    </style:style>
    <style:style style:name="T31" style:family="text">
      <style:text-properties fo:color="#569cd6" loext:opacity="100%" style:font-name="Consolas" fo:font-weight="normal"/>
    </style:style>
    <style:style style:name="T32" style:family="text">
      <style:text-properties fo:color="#d4d4d4" loext:opacity="100%"/>
    </style:style>
    <style:style style:name="T33" style:family="text">
      <style:text-properties fo:color="#d4d4d4" loext:opacity="100%" style:font-name="Consolas" fo:font-size="10.5pt" fo:font-weight="normal"/>
    </style:style>
    <style:style style:name="T34" style:family="text">
      <style:text-properties fo:color="#d4d4d4" loext:opacity="100%" style:font-name="Consolas" fo:font-weight="normal"/>
    </style:style>
    <style:style style:name="T35" style:family="text">
      <style:text-properties fo:color="#ce9178" loext:opacity="100%"/>
    </style:style>
    <style:style style:name="T36" style:family="text">
      <style:text-properties fo:color="#ce9178" loext:opacity="100%" style:font-name="Consolas" fo:font-size="10.5pt" fo:font-weight="normal"/>
    </style:style>
    <style:style style:name="T37" style:family="text">
      <style:text-properties fo:color="#ce9178" loext:opacity="100%" style:font-name="Consolas" fo:font-weight="normal"/>
    </style:style>
    <style:style style:name="T38" style:family="text">
      <style:text-properties style:font-name="Consolas" fo:font-weight="normal"/>
    </style:style>
    <style:style style:name="T39" style:family="text">
      <style:text-properties style:font-name="Consolas" fo:font-size="10.5pt" fo:font-weight="normal"/>
    </style:style>
    <style:style style:name="T40" style:family="text">
      <style:text-properties fo:color="#b5cea8" loext:opacity="100%"/>
    </style:style>
    <style:style style:name="T41" style:family="text">
      <style:text-properties fo:color="#b5cea8" loext:opacity="100%" style:font-name="Consolas" fo:font-size="10.5pt" fo:font-weight="normal"/>
    </style:style>
    <style:style style:name="T42" style:family="text">
      <style:text-properties fo:color="#6a9955" loext:opacity="100%"/>
    </style:style>
    <style:style style:name="T43" style:family="text">
      <style:text-properties fo:color="#6a9955" loext:opacity="100%" style:font-name="Consolas" fo:font-size="10.5pt" fo:font-weight="normal"/>
    </style:style>
    <style:style style:name="T44" style:family="text">
      <style:text-properties fo:color="#6a9955" loext:opacity="100%" style:font-name="Consolas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</text:span>u estou com uma aplicação de armazenamento de livro onde cada usuário ao logar ele vai ter acesso a sua área de livros que ele mesmo cadastrou. </text:p>
      <text:p text:style-name="P1"/>
      <text:p text:style-name="P17"><text:span text:style-name="T1">J</text:span>á tenho um <text:span text:style-name="T1">BACKEND</text:span> desenvolvido da seguinte forma: </text:p>
      <text:p text:style-name="P1"/>
      <text:p text:style-name="P13">-----------------------------------------------------------------------------------------------------------------</text:p>
      <text:p text:style-name="P1"><text:span text:style-name="T1">Na raiz do projeto temos o </text:span><text:span text:style-name="T15">server.js</text:span> - <text:span text:style-name="T1">E</text:span>sta <text:s/>realizando a leitura da minha porta que é a localhoste:3006. </text:p>
      <text:p text:style-name="P1"/>
      <text:p text:style-name="P3"><text:span text:style-name="T26">import</text:span> <text:span text:style-name="T6">app</text:span> <text:span text:style-name="T26">from</text:span> <text:span text:style-name="T35">"./app.js"</text:span></text:p>
      <text:p text:style-name="P11"/>
      <text:p text:style-name="P2"><text:span text:style-name="T29">const</text:span> <text:span text:style-name="T11">PORT</text:span> <text:span text:style-name="T32">=</text:span> <text:span text:style-name="T6">process</text:span>.<text:span text:style-name="T6">env</text:span>.<text:span text:style-name="T11">PORT</text:span> <text:span text:style-name="T32">||</text:span> <text:span text:style-name="T40">3006</text:span></text:p>
      <text:p text:style-name="P11"/>
      <text:p text:style-name="P2"><text:span text:style-name="T11">app</text:span>.<text:span text:style-name="T2">listen</text:span>(<text:span text:style-name="T11">PORT</text:span>,()<text:span text:style-name="T29">=&gt;</text:span>{</text:p>
      <text:p text:style-name="P8">    <text:span text:style-name="T7">console</text:span><text:span text:style-name="T39">.</text:span><text:span text:style-name="T3">log</text:span><text:span text:style-name="T39">(</text:span><text:span text:style-name="T36">`Servidor rodando com sucesso na porta http://localhost:</text:span><text:span text:style-name="T30">${</text:span><text:span text:style-name="T12">PORT</text:span><text:span text:style-name="T30">}</text:span><text:span text:style-name="T36">`</text:span><text:span text:style-name="T39">)</text:span></text:p>
      <text:p text:style-name="P2">})</text:p>
      <text:p text:style-name="P1"/>
      <text:p text:style-name="P13">-----------------------------------------------------------------------------------------------------------------</text:p>
      <text:p text:style-name="P13"/>
      <text:p text:style-name="P1"><text:span text:style-name="T1">No</text:span> meu <text:span text:style-name="T15">app.js</text:span> eu tenho uma estrutura de rota e os métodos cors e express. </text:p>
      <text:p text:style-name="P1"/>
      <text:p text:style-name="P3"><text:span text:style-name="T26">import</text:span> <text:span text:style-name="T6">express</text:span> <text:span text:style-name="T26">from</text:span> <text:span text:style-name="T35">'express'</text:span></text:p>
      <text:p text:style-name="P2"><text:span text:style-name="T26">import</text:span> <text:span text:style-name="T6">cors</text:span> <text:span text:style-name="T26">from</text:span> <text:span text:style-name="T35">'cors'</text:span>;</text:p>
      <text:p text:style-name="P2"><text:span text:style-name="T26">import</text:span> <text:span text:style-name="T6">userRoutes</text:span> <text:span text:style-name="T26">from</text:span> <text:span text:style-name="T35">'./Routes/routeUsers.js'</text:span>;</text:p>
      <text:p text:style-name="P2"><text:span text:style-name="T26">import</text:span> <text:span text:style-name="T6">bookRoutes</text:span> <text:span text:style-name="T26">from</text:span> <text:span text:style-name="T35">'./Routes/routeLivros.js'</text:span>;</text:p>
      <text:p text:style-name="P11"/>
      <text:p text:style-name="P2"><text:span text:style-name="T29">const</text:span> <text:span text:style-name="T11">app</text:span> <text:span text:style-name="T32">=</text:span> <text:span text:style-name="T2">express</text:span>();</text:p>
      <text:p text:style-name="P11"/>
      <text:p text:style-name="P2"><text:span text:style-name="T11">app</text:span>.<text:span text:style-name="T2">use</text:span>(<text:span text:style-name="T2">cors</text:span>());</text:p>
      <text:p text:style-name="P2"><text:span text:style-name="T11">app</text:span>.<text:span text:style-name="T2">use</text:span>(<text:span text:style-name="T2">express</text:span>.<text:span text:style-name="T2">json</text:span>());</text:p>
      <text:p text:style-name="P11"/>
      <text:p text:style-name="P2"><text:span text:style-name="T11">app</text:span>.<text:span text:style-name="T2">use</text:span>(<text:span text:style-name="T35">'/api/users'</text:span>, <text:span text:style-name="T11">userRoutes</text:span>);</text:p>
      <text:p text:style-name="P2"><text:span text:style-name="T11">app</text:span>.<text:span text:style-name="T2">use</text:span>(<text:span text:style-name="T35">'/api/livros'</text:span>, <text:span text:style-name="T11">bookRoutes</text:span>);</text:p>
      <text:p text:style-name="P11"/>
      <text:p text:style-name="P2"><text:span text:style-name="T26">export</text:span> <text:span text:style-name="T26">default</text:span> <text:span text:style-name="T11">app</text:span>;</text:p>
      <text:p text:style-name="P1"/>
      <text:p text:style-name="P13">-----------------------------------------------------------------------------------------------------------------</text:p>
      <text:p text:style-name="P13"/>
      <text:p text:style-name="P1"><text:span text:style-name="T1">N</text:span>a minha pasta <text:span text:style-name="T15">Routes</text:span> tenho do<text:span text:style-name="T1">is</text:span> documentos o: </text:p>
      <text:p text:style-name="P1"/>
      <text:p text:style-name="P1"><text:span text:style-name="T14">r</text:span><text:span text:style-name="T13">oute</text:span><text:span text:style-name="T14">Livros.js</text:span> - <text:span text:style-name="T1">O</text:span>nde vai realizar as rotas do meus livros. </text:p>
      <text:p text:style-name="P1"/>
      <text:p text:style-name="P3"><text:span text:style-name="T26">import</text:span> { <text:span text:style-name="T6">Router</text:span> } <text:span text:style-name="T26">from</text:span> <text:span text:style-name="T35">'express'</text:span>;</text:p>
      <text:p text:style-name="P2"><text:span text:style-name="T26">import</text:span> <text:span text:style-name="T6">BookController</text:span> <text:span text:style-name="T26">from</text:span> <text:span text:style-name="T35">'../app/controllers/BookController.js'</text:span>;</text:p>
      <text:p text:style-name="P11"/>
      <text:p text:style-name="P2"><text:span text:style-name="T29">const</text:span> <text:span text:style-name="T11">bookRoutes</text:span> <text:span text:style-name="T32">=</text:span> <text:span text:style-name="T2">Router</text:span>();</text:p>
      <text:p text:style-name="P11"/>
      <text:p text:style-name="P18">// ROTAS (CRUD) para Livros</text:p>
      <text:p text:style-name="P2"><text:span text:style-name="T11">bookRoutes</text:span>.<text:span text:style-name="T2">get</text:span>(<text:span text:style-name="T35">'/'</text:span>, <text:span text:style-name="T6">BookController</text:span>.<text:span text:style-name="T2">index</text:span>);</text:p>
      <text:p text:style-name="P2"><text:span text:style-name="T11">bookRoutes</text:span>.<text:span text:style-name="T2">get</text:span>(<text:span text:style-name="T35">'/:id'</text:span>, <text:span text:style-name="T6">BookController</text:span>.<text:span text:style-name="T2">show</text:span>);</text:p>
      <text:p text:style-name="P2"><text:span text:style-name="T11">bookRoutes</text:span>.<text:span text:style-name="T2">post</text:span>(<text:span text:style-name="T35">'/'</text:span>, <text:span text:style-name="T6">BookController</text:span>.<text:span text:style-name="T2">store</text:span>);</text:p>
      <text:p text:style-name="P2"><text:span text:style-name="T11">bookRoutes</text:span>.<text:span text:style-name="T2">put</text:span>(<text:span text:style-name="T35">'/:id'</text:span>, <text:span text:style-name="T6">BookController</text:span>.<text:span text:style-name="T2">update</text:span>);</text:p>
      <text:p text:style-name="P2"><text:soft-page-break/><text:span text:style-name="T11">bookRoutes</text:span>.<text:span text:style-name="T2">delete</text:span>(<text:span text:style-name="T35">'/:id'</text:span>, <text:span text:style-name="T6">BookController</text:span>.<text:span text:style-name="T2">delete</text:span>);</text:p>
      <text:p text:style-name="P11"/>
      <text:p text:style-name="P2"><text:span text:style-name="T26">export</text:span> <text:span text:style-name="T26">default</text:span> <text:span text:style-name="T11">bookRoutes</text:span>;</text:p>
      <text:p text:style-name="P1"/>
      <text:p text:style-name="P13">-----------------------------------------------------------------------------------------------------------------</text:p>
      <text:p text:style-name="P1"><text:s/><text:span text:style-name="T1">E</text:span> o <text:span text:style-name="T14">r</text:span><text:span text:style-name="T13">oute</text:span><text:span text:style-name="T14">Users.js</text:span> - <text:span text:style-name="T1">O</text:span>nde realizará as rotas de registro e login de usuários. </text:p>
      <text:p text:style-name="P1"/>
      <text:p text:style-name="P3"><text:span text:style-name="T26">import</text:span> { <text:span text:style-name="T6">Router</text:span> } <text:span text:style-name="T26">from</text:span> <text:span text:style-name="T35">'express'</text:span>;</text:p>
      <text:p text:style-name="P2"><text:span text:style-name="T26">import</text:span> <text:span text:style-name="T6">UserController</text:span> <text:span text:style-name="T26">from</text:span> <text:span text:style-name="T35">'../app/controllers/UserController.js'</text:span>;</text:p>
      <text:p text:style-name="P11"/>
      <text:p text:style-name="P2"><text:span text:style-name="T29">const</text:span> <text:span text:style-name="T11">userRoutes</text:span> <text:span text:style-name="T32">=</text:span> <text:span text:style-name="T2">Router</text:span>();</text:p>
      <text:p text:style-name="P11"/>
      <text:p text:style-name="P18">// ROTAS de Usuário</text:p>
      <text:p text:style-name="P2"><text:span text:style-name="T11">userRoutes</text:span>.<text:span text:style-name="T2">post</text:span>(<text:span text:style-name="T35">'/register'</text:span>, <text:span text:style-name="T6">UserController</text:span>.<text:span text:style-name="T2">register</text:span>);</text:p>
      <text:p text:style-name="P2"><text:span text:style-name="T11">userRoutes</text:span>.<text:span text:style-name="T2">post</text:span>(<text:span text:style-name="T35">'/login'</text:span>, <text:span text:style-name="T6">UserController</text:span>.<text:span text:style-name="T2">login</text:span>);</text:p>
      <text:p text:style-name="P11"/>
      <text:p text:style-name="P2"><text:span text:style-name="T26">export</text:span> <text:span text:style-name="T26">default</text:span> <text:span text:style-name="T11">userRoutes</text:span>;</text:p>
      <text:p text:style-name="P1"/>
      <text:p text:style-name="P13">-----------------------------------------------------------------------------------------------------------------</text:p>
      <text:p text:style-name="P13"/>
      <text:p text:style-name="P1"><text:span text:style-name="T1">N</text:span>a pasta <text:span text:style-name="T14">repositories</text:span> eu tenho o<text:span text:style-name="T1">s</text:span> documento<text:span text:style-name="T1">s</text:span>:</text:p>
      <text:p text:style-name="P1"/>
      <text:p text:style-name="P1"><text:span text:style-name="T19">BookRepository.</text:span><text:span text:style-name="T20">js</text:span> - <text:span text:style-name="T1">O</text:span>nde realiza o armazenamento dos dados dos livros no banco de dados CRUD. </text:p>
      <text:p text:style-name="P1"/>
      <text:p text:style-name="P6"><text:span text:style-name="T26">import</text:span> {<text:span text:style-name="T6">consulta</text:span>} <text:span text:style-name="T26">from</text:span> <text:span text:style-name="T35">'../database/Conexao.js'</text:span></text:p>
      <text:p text:style-name="P20"/>
      <text:p text:style-name="P7"><text:span text:style-name="T29">class</text:span> <text:span text:style-name="T17">BookRepository</text:span>{</text:p>
      <text:p text:style-name="P20"/>
      <text:p text:style-name="P10">    <text:span text:style-name="T44">// CRUD</text:span></text:p>
      <text:p text:style-name="P10">    <text:span text:style-name="T31">async</text:span><text:span text:style-name="T38"> </text:span><text:span text:style-name="T5">create</text:span><text:span text:style-name="T38">(</text:span><text:span text:style-name="T9">book</text:span><text:span text:style-name="T38">, </text:span><text:span text:style-name="T9">userId</text:span><text:span text:style-name="T38">, </text:span><text:span text:style-name="T9">callback</text:span><text:span text:style-name="T38">){</text:span></text:p>
      <text:p text:style-name="P10">        <text:span text:style-name="T28">try</text:span><text:span text:style-name="T38"> {</text:span></text:p>
      <text:p text:style-name="P10">            <text:span text:style-name="T31">const</text:span><text:span text:style-name="T38"> { </text:span><text:span text:style-name="T16">title</text:span><text:span text:style-name="T38">, </text:span><text:span text:style-name="T16">author</text:span><text:span text:style-name="T38">, </text:span><text:span text:style-name="T16">synopsis</text:span><text:span text:style-name="T38">, </text:span><text:span text:style-name="T16">link</text:span><text:span text:style-name="T38">, </text:span><text:span text:style-name="T16">imageLink</text:span><text:span text:style-name="T38">, </text:span><text:span text:style-name="T16">audience</text:span><text:span text:style-name="T38"> } </text:span><text:span text:style-name="T34">=</text:span><text:span text:style-name="T38"> </text:span><text:span text:style-name="T9">book</text:span><text:span text:style-name="T38">;</text:span></text:p>
      <text:p text:style-name="P10">            <text:span text:style-name="T31">const</text:span><text:span text:style-name="T38"> </text:span><text:span text:style-name="T16">sql</text:span><text:span text:style-name="T38"> </text:span><text:span text:style-name="T34">=</text:span><text:span text:style-name="T38"> </text:span><text:span text:style-name="T37">'INSERT INTO books (title, author, synopsis, link, imageLink, audience, userId) VALUES (?, ?, ?, ?, ?, ?, ?)'</text:span><text:span text:style-name="T38">;</text:span></text:p>
      <text:p text:style-name="P10">            <text:span text:style-name="T28">return</text:span><text:span text:style-name="T38"> </text:span><text:span text:style-name="T28">await</text:span><text:span text:style-name="T38"> </text:span><text:span text:style-name="T5">consulta</text:span><text:span text:style-name="T38">(</text:span><text:span text:style-name="T16">sql</text:span><text:span text:style-name="T38">, [</text:span><text:span text:style-name="T16">title</text:span><text:span text:style-name="T38">, </text:span><text:span text:style-name="T16">author</text:span><text:span text:style-name="T38">, </text:span><text:span text:style-name="T16">synopsis</text:span><text:span text:style-name="T38">, </text:span><text:span text:style-name="T16">link</text:span><text:span text:style-name="T38">, </text:span><text:span text:style-name="T16">imageLink</text:span><text:span text:style-name="T38">, </text:span><text:span text:style-name="T16">audience</text:span><text:span text:style-name="T38">, </text:span><text:span text:style-name="T9">userId</text:span><text:span text:style-name="T38">], </text:span><text:span text:style-name="T9">callback</text:span><text:span text:style-name="T38">)</text:span></text:p>
      <text:p text:style-name="P20"/>
      <text:p text:style-name="P10">        <text:span text:style-name="T38">} </text:span><text:span text:style-name="T28">catch</text:span><text:span text:style-name="T38"> (</text:span><text:span text:style-name="T9">error</text:span><text:span text:style-name="T38">) {</text:span></text:p>
      <text:p text:style-name="P10">            <text:span text:style-name="T9">console</text:span><text:span text:style-name="T38">.</text:span><text:span text:style-name="T5">error</text:span><text:span text:style-name="T38">(</text:span><text:span text:style-name="T37">'Erro no método create:'</text:span><text:span text:style-name="T38">, </text:span><text:span text:style-name="T9">error</text:span><text:span text:style-name="T38">.</text:span><text:span text:style-name="T9">message</text:span><text:span text:style-name="T38">);</text:span></text:p>
      <text:p text:style-name="P10">            <text:span text:style-name="T28">throw</text:span><text:span text:style-name="T38"> </text:span><text:span text:style-name="T31">new</text:span><text:span text:style-name="T38"> </text:span><text:span text:style-name="T23">Error</text:span><text:span text:style-name="T38">(</text:span><text:span text:style-name="T37">'Erro ao criar livro'</text:span><text:span text:style-name="T38">);</text:span></text:p>
      <text:p text:style-name="P10">        <text:span text:style-name="T38">}</text:span></text:p>
      <text:p text:style-name="P10">    <text:span text:style-name="T38">}</text:span></text:p>
      <text:p text:style-name="P20"/>
      <text:p text:style-name="P10">    <text:span text:style-name="T31">async</text:span><text:span text:style-name="T38"> </text:span><text:span text:style-name="T5">findAll</text:span><text:span text:style-name="T38">(){</text:span></text:p>
      <text:p text:style-name="P10">        <text:span text:style-name="T28">try</text:span><text:span text:style-name="T38"> {</text:span></text:p>
      <text:p text:style-name="P10">            <text:span text:style-name="T31">const</text:span><text:span text:style-name="T38"> </text:span><text:span text:style-name="T16">sql</text:span><text:span text:style-name="T38"> </text:span><text:span text:style-name="T34">=</text:span><text:span text:style-name="T38"> </text:span><text:span text:style-name="T37">`SELECT * FROM books;`</text:span><text:span text:style-name="T38">;</text:span></text:p>
      <text:p text:style-name="P10">            <text:span text:style-name="T28">return</text:span><text:span text:style-name="T38"> </text:span><text:span text:style-name="T28">await</text:span><text:span text:style-name="T38"> </text:span><text:span text:style-name="T5">consulta</text:span><text:span text:style-name="T38">(</text:span><text:span text:style-name="T16">sql</text:span><text:span text:style-name="T38">, </text:span><text:span text:style-name="T37">'Não foi possivel Localizar'</text:span><text:span text:style-name="T38">);</text:span></text:p>
      <text:p text:style-name="P10">        <text:span text:style-name="T38">} </text:span><text:span text:style-name="T28">catch</text:span><text:span text:style-name="T38"> (</text:span><text:span text:style-name="T9">error</text:span><text:span text:style-name="T38">) {</text:span></text:p>
      <text:p text:style-name="P10">            <text:span text:style-name="T9">console</text:span><text:span text:style-name="T38">.</text:span><text:span text:style-name="T5">error</text:span><text:span text:style-name="T38">(</text:span><text:span text:style-name="T37">'Erro no método findAll:'</text:span><text:span text:style-name="T38">, </text:span><text:span text:style-name="T9">error</text:span><text:span text:style-name="T38">.</text:span><text:span text:style-name="T9">message</text:span><text:span text:style-name="T38">);</text:span></text:p>
      <text:p text:style-name="P10">            <text:span text:style-name="T28">throw</text:span><text:span text:style-name="T38"> </text:span><text:span text:style-name="T31">new</text:span><text:span text:style-name="T38"> </text:span><text:span text:style-name="T23">Error</text:span><text:span text:style-name="T38">(</text:span><text:span text:style-name="T37">'Erro ao buscar livros'</text:span><text:span text:style-name="T38">);</text:span></text:p>
      <text:p text:style-name="P10"><text:soft-page-break/>        <text:span text:style-name="T38">}</text:span></text:p>
      <text:p text:style-name="P10">    <text:span text:style-name="T38">}</text:span></text:p>
      <text:p text:style-name="P20"/>
      <text:p text:style-name="P10">    <text:span text:style-name="T31">async</text:span><text:span text:style-name="T38"> </text:span><text:span text:style-name="T5">findById</text:span><text:span text:style-name="T38"> (</text:span><text:span text:style-name="T9">userId</text:span><text:span text:style-name="T38">, </text:span><text:span text:style-name="T9">callback</text:span><text:span text:style-name="T38">){</text:span></text:p>
      <text:p text:style-name="P10">        <text:span text:style-name="T28">try</text:span><text:span text:style-name="T38"> {</text:span></text:p>
      <text:p text:style-name="P10">            <text:span text:style-name="T31">const</text:span><text:span text:style-name="T38"> </text:span><text:span text:style-name="T16">sql</text:span><text:span text:style-name="T38"> </text:span><text:span text:style-name="T34">=</text:span><text:span text:style-name="T38"> </text:span><text:span text:style-name="T37">'SELECT * FROM books WHERE userId = ?'</text:span><text:span text:style-name="T38">;</text:span></text:p>
      <text:p text:style-name="P10">            <text:span text:style-name="T28">return</text:span><text:span text:style-name="T38"> </text:span><text:span text:style-name="T28">await</text:span><text:span text:style-name="T38"> </text:span><text:span text:style-name="T5">consulta</text:span><text:span text:style-name="T38">(</text:span><text:span text:style-name="T16">sql</text:span><text:span text:style-name="T38">, [</text:span><text:span text:style-name="T9">userId</text:span><text:span text:style-name="T38">], </text:span><text:span text:style-name="T9">callback</text:span><text:span text:style-name="T38">);</text:span></text:p>
      <text:p text:style-name="P10">        <text:span text:style-name="T38">} </text:span><text:span text:style-name="T28">catch</text:span><text:span text:style-name="T38"> (</text:span><text:span text:style-name="T9">error</text:span><text:span text:style-name="T38">) {</text:span></text:p>
      <text:p text:style-name="P10">            <text:span text:style-name="T9">console</text:span><text:span text:style-name="T38">.</text:span><text:span text:style-name="T5">error</text:span><text:span text:style-name="T38">(</text:span><text:span text:style-name="T37">'Erro no método findById:'</text:span><text:span text:style-name="T38">, </text:span><text:span text:style-name="T9">error</text:span><text:span text:style-name="T38">.</text:span><text:span text:style-name="T9">message</text:span><text:span text:style-name="T38">);</text:span></text:p>
      <text:p text:style-name="P10">            <text:span text:style-name="T28">throw</text:span><text:span text:style-name="T38"> </text:span><text:span text:style-name="T31">new</text:span><text:span text:style-name="T38"> </text:span><text:span text:style-name="T23">Error</text:span><text:span text:style-name="T38">(</text:span><text:span text:style-name="T37">'Erro ao buscar livro'</text:span><text:span text:style-name="T38">);</text:span></text:p>
      <text:p text:style-name="P10">        <text:span text:style-name="T38">}</text:span></text:p>
      <text:p text:style-name="P10">    <text:span text:style-name="T38">}</text:span></text:p>
      <text:p text:style-name="P20"/>
      <text:p text:style-name="P10">    <text:span text:style-name="T31">async</text:span><text:span text:style-name="T38"> </text:span><text:span text:style-name="T5">update</text:span><text:span text:style-name="T38">(</text:span><text:span text:style-name="T9">book</text:span><text:span text:style-name="T38">, </text:span><text:span text:style-name="T9">id</text:span><text:span text:style-name="T38">, </text:span><text:span text:style-name="T9">callback</text:span><text:span text:style-name="T38">){</text:span></text:p>
      <text:p text:style-name="P10">        <text:span text:style-name="T28">try</text:span><text:span text:style-name="T38"> {</text:span></text:p>
      <text:p text:style-name="P10">            <text:span text:style-name="T31">const</text:span><text:span text:style-name="T38"> { </text:span><text:span text:style-name="T16">title</text:span><text:span text:style-name="T38">, </text:span><text:span text:style-name="T16">author</text:span><text:span text:style-name="T38">, </text:span><text:span text:style-name="T16">synopsis</text:span><text:span text:style-name="T38">, </text:span><text:span text:style-name="T16">link</text:span><text:span text:style-name="T38">, </text:span><text:span text:style-name="T16">imageLink</text:span><text:span text:style-name="T38">, </text:span><text:span text:style-name="T16">audience</text:span><text:span text:style-name="T38"> } </text:span><text:span text:style-name="T34">=</text:span><text:span text:style-name="T38"> </text:span><text:span text:style-name="T9">book</text:span><text:span text:style-name="T38">;</text:span></text:p>
      <text:p text:style-name="P10">            <text:span text:style-name="T31">const</text:span><text:span text:style-name="T38"> </text:span><text:span text:style-name="T16">sql</text:span><text:span text:style-name="T38"> </text:span><text:span text:style-name="T34">=</text:span><text:span text:style-name="T38"> </text:span><text:span text:style-name="T37">'UPDATE books SET title = ?, author = ?, synopsis = ?, link = ?, imageLink = ?, audience = ? WHERE id = ?'</text:span><text:span text:style-name="T38">;</text:span></text:p>
      <text:p text:style-name="P10">            <text:span text:style-name="T28">return</text:span><text:span text:style-name="T38"> </text:span><text:span text:style-name="T28">await</text:span><text:span text:style-name="T38"> </text:span><text:span text:style-name="T5">consulta</text:span><text:span text:style-name="T38">(</text:span><text:span text:style-name="T16">sql</text:span><text:span text:style-name="T38">, [</text:span><text:span text:style-name="T16">title</text:span><text:span text:style-name="T38">, </text:span><text:span text:style-name="T16">author</text:span><text:span text:style-name="T38">, </text:span><text:span text:style-name="T16">synopsis</text:span><text:span text:style-name="T38">, </text:span><text:span text:style-name="T16">link</text:span><text:span text:style-name="T38">, </text:span><text:span text:style-name="T16">imageLink</text:span><text:span text:style-name="T38">, </text:span><text:span text:style-name="T16">audience</text:span><text:span text:style-name="T38">, </text:span><text:span text:style-name="T9">id</text:span><text:span text:style-name="T38">], </text:span><text:span text:style-name="T9">callback</text:span><text:span text:style-name="T38">);</text:span></text:p>
      <text:p text:style-name="P10">        <text:span text:style-name="T38">} </text:span><text:span text:style-name="T28">catch</text:span><text:span text:style-name="T38"> (</text:span><text:span text:style-name="T9">error</text:span><text:span text:style-name="T38">) {</text:span></text:p>
      <text:p text:style-name="P10">            <text:span text:style-name="T9">console</text:span><text:span text:style-name="T38">.</text:span><text:span text:style-name="T5">error</text:span><text:span text:style-name="T38">(</text:span><text:span text:style-name="T37">'Erro no método update:'</text:span><text:span text:style-name="T38">, </text:span><text:span text:style-name="T9">error</text:span><text:span text:style-name="T38">.</text:span><text:span text:style-name="T9">message</text:span><text:span text:style-name="T38">);</text:span></text:p>
      <text:p text:style-name="P10">            <text:span text:style-name="T28">throw</text:span><text:span text:style-name="T38"> </text:span><text:span text:style-name="T31">new</text:span><text:span text:style-name="T38"> </text:span><text:span text:style-name="T23">Error</text:span><text:span text:style-name="T38">(</text:span><text:span text:style-name="T37">'Erro ao atualizar livro'</text:span><text:span text:style-name="T38">);</text:span></text:p>
      <text:p text:style-name="P10">        <text:span text:style-name="T38">}</text:span></text:p>
      <text:p text:style-name="P10">    <text:span text:style-name="T38">}</text:span></text:p>
      <text:p text:style-name="P20"/>
      <text:p text:style-name="P10">    <text:span text:style-name="T31">async</text:span><text:span text:style-name="T38"> </text:span><text:span text:style-name="T5">delete</text:span><text:span text:style-name="T38">(</text:span><text:span text:style-name="T9">id</text:span><text:span text:style-name="T38">, </text:span><text:span text:style-name="T9">callback</text:span><text:span text:style-name="T38">){</text:span></text:p>
      <text:p text:style-name="P10">        <text:span text:style-name="T28">try</text:span><text:span text:style-name="T38"> {</text:span></text:p>
      <text:p text:style-name="P10">            <text:span text:style-name="T31">const</text:span><text:span text:style-name="T38"> </text:span><text:span text:style-name="T16">sql</text:span><text:span text:style-name="T38"> </text:span><text:span text:style-name="T34">=</text:span><text:span text:style-name="T38"> </text:span><text:span text:style-name="T37">'DELETE FROM books WHERE id = ?'</text:span><text:span text:style-name="T38">;</text:span></text:p>
      <text:p text:style-name="P10">            <text:span text:style-name="T28">return</text:span><text:span text:style-name="T38"> </text:span><text:span text:style-name="T28">await</text:span><text:span text:style-name="T38"> </text:span><text:span text:style-name="T5">consulta</text:span><text:span text:style-name="T38">(</text:span><text:span text:style-name="T16">sql</text:span><text:span text:style-name="T38">, [</text:span><text:span text:style-name="T9">id</text:span><text:span text:style-name="T38">], </text:span><text:span text:style-name="T9">callback</text:span><text:span text:style-name="T38">);</text:span></text:p>
      <text:p text:style-name="P10">        <text:span text:style-name="T38">} </text:span><text:span text:style-name="T28">catch</text:span><text:span text:style-name="T38"> (</text:span><text:span text:style-name="T9">error</text:span><text:span text:style-name="T38">) {</text:span></text:p>
      <text:p text:style-name="P10">            <text:span text:style-name="T9">console</text:span><text:span text:style-name="T38">.</text:span><text:span text:style-name="T5">error</text:span><text:span text:style-name="T38">(</text:span><text:span text:style-name="T37">'Erro no método delete:'</text:span><text:span text:style-name="T38">, </text:span><text:span text:style-name="T9">error</text:span><text:span text:style-name="T38">.</text:span><text:span text:style-name="T9">message</text:span><text:span text:style-name="T38">);</text:span></text:p>
      <text:p text:style-name="P10">            <text:span text:style-name="T28">throw</text:span><text:span text:style-name="T38"> </text:span><text:span text:style-name="T31">new</text:span><text:span text:style-name="T38"> </text:span><text:span text:style-name="T23">Error</text:span><text:span text:style-name="T38">(</text:span><text:span text:style-name="T37">'Erro ao deletar livro'</text:span><text:span text:style-name="T38">);</text:span></text:p>
      <text:p text:style-name="P10">        <text:span text:style-name="T38">}</text:span></text:p>
      <text:p text:style-name="P10">    <text:span text:style-name="T38">}</text:span></text:p>
      <text:p text:style-name="P7">}</text:p>
      <text:p text:style-name="P20"/>
      <text:p text:style-name="P7"><text:span text:style-name="T26">export</text:span> <text:span text:style-name="T26">default</text:span> <text:span text:style-name="T29">new</text:span> <text:span text:style-name="T17">BookRepository</text:span>;</text:p>
      <text:p text:style-name="P21"/>
      <text:p text:style-name="P1"/>
      <text:p text:style-name="P13">-----------------------------------------------------------------------------------------------------------------</text:p>
      <text:p text:style-name="P13"/>
      <text:p text:style-name="P1"><text:span text:style-name="T1">O</text:span> <text:span text:style-name="T25">User</text:span><text:span text:style-name="T24">Repository.</text:span><text:span text:style-name="T25">js</text:span> - <text:span text:style-name="T1">O</text:span>nde armazena a criação de um usuário e a busca do usuário já cadastrado.</text:p>
      <text:p text:style-name="P1"/>
      <text:p text:style-name="P3"><text:span text:style-name="T26">import</text:span> <text:span text:style-name="T6">conexao</text:span> <text:span text:style-name="T26">from</text:span> <text:span text:style-name="T35">'../database/Conexao.js'</text:span>;</text:p>
      <text:p text:style-name="P11"/>
      <text:p text:style-name="P2"><text:span text:style-name="T29">class</text:span> <text:span text:style-name="T17">UserRepository</text:span> {</text:p>
      <text:p text:style-name="P8">    <text:span text:style-name="T3">create</text:span><text:span text:style-name="T39">(</text:span><text:span text:style-name="T7">user</text:span><text:span text:style-name="T39">) {</text:span></text:p>
      <text:p text:style-name="P8">    <text:span text:style-name="T30">const</text:span><text:span text:style-name="T39"> { </text:span><text:span text:style-name="T12">username</text:span><text:span text:style-name="T39">, </text:span><text:span text:style-name="T12">password</text:span><text:span text:style-name="T39"> } </text:span><text:span text:style-name="T33">=</text:span><text:span text:style-name="T39"> </text:span><text:span text:style-name="T7">user</text:span><text:span text:style-name="T39">;</text:span></text:p>
      <text:p text:style-name="P8">     <text:span text:style-name="T27">try</text:span><text:span text:style-name="T39"> {</text:span></text:p>
      <text:p text:style-name="P8">      <text:span text:style-name="T30">const</text:span><text:span text:style-name="T39"> </text:span><text:span text:style-name="T12">sql</text:span><text:span text:style-name="T39"> </text:span><text:span text:style-name="T33">=</text:span><text:span text:style-name="T39"> </text:span><text:span text:style-name="T36">'INSERT INTO users (username, password) VALUES (?, ?)'</text:span><text:span text:style-name="T39">;</text:span></text:p>
      <text:p text:style-name="P8"><text:soft-page-break/>      <text:span text:style-name="T30">const</text:span><text:span text:style-name="T39"> </text:span><text:span text:style-name="T12">results</text:span><text:span text:style-name="T39"> </text:span><text:span text:style-name="T33">=</text:span><text:span text:style-name="T39"> </text:span><text:span text:style-name="T12">conexao</text:span><text:span text:style-name="T39">.</text:span><text:span text:style-name="T3">query</text:span><text:span text:style-name="T39">(</text:span><text:span text:style-name="T12">sql</text:span><text:span text:style-name="T39">, [</text:span><text:span text:style-name="T12">username</text:span><text:span text:style-name="T39">, </text:span><text:span text:style-name="T12">password</text:span><text:span text:style-name="T39">]);</text:span></text:p>
      <text:p text:style-name="P8">      <text:span text:style-name="T7">console</text:span><text:span text:style-name="T39">.</text:span><text:span text:style-name="T3">log</text:span><text:span text:style-name="T39">(</text:span><text:span text:style-name="T36">'Usuário registrado com sucesso'</text:span><text:span text:style-name="T39">);</text:span></text:p>
      <text:p text:style-name="P8">      <text:span text:style-name="T27">return</text:span><text:span text:style-name="T39"> </text:span><text:span text:style-name="T12">results</text:span><text:span text:style-name="T39">;</text:span></text:p>
      <text:p text:style-name="P8">  <text:span text:style-name="T39">} </text:span><text:span text:style-name="T27">catch</text:span><text:span text:style-name="T39"> (</text:span><text:span text:style-name="T7">error</text:span><text:span text:style-name="T39">) {</text:span></text:p>
      <text:p text:style-name="P8">      <text:span text:style-name="T7">console</text:span><text:span text:style-name="T39">.</text:span><text:span text:style-name="T3">error</text:span><text:span text:style-name="T39">(</text:span><text:span text:style-name="T36">'Erro no método create:'</text:span><text:span text:style-name="T39">, </text:span><text:span text:style-name="T7">error</text:span><text:span text:style-name="T39">.</text:span><text:span text:style-name="T7">message</text:span><text:span text:style-name="T39">);</text:span></text:p>
      <text:p text:style-name="P8">      <text:span text:style-name="T27">throw</text:span><text:span text:style-name="T39"> </text:span><text:span text:style-name="T30">new</text:span><text:span text:style-name="T39"> </text:span><text:span text:style-name="T18">Error</text:span><text:span text:style-name="T39">(</text:span><text:span text:style-name="T36">'Erro ao criar usuário.'</text:span><text:span text:style-name="T39">);</text:span></text:p>
      <text:p text:style-name="P8">    <text:span text:style-name="T39">}</text:span>  <text:span text:style-name="T39">}</text:span></text:p>
      <text:p text:style-name="P11"/>
      <text:p text:style-name="P8">  <text:span text:style-name="T3">findByUsername</text:span><text:span text:style-name="T39">(</text:span><text:span text:style-name="T7">username</text:span><text:span text:style-name="T39">, </text:span><text:span text:style-name="T7">callback</text:span><text:span text:style-name="T39">){</text:span></text:p>
      <text:p text:style-name="P8">      <text:span text:style-name="T27">try</text:span><text:span text:style-name="T39"> {</text:span></text:p>
      <text:p text:style-name="P8">      <text:span text:style-name="T30">const</text:span><text:span text:style-name="T39"> </text:span><text:span text:style-name="T12">sql</text:span><text:span text:style-name="T39"> </text:span><text:span text:style-name="T33">=</text:span><text:span text:style-name="T39"> </text:span><text:span text:style-name="T36">'SELECT * FROM users WHERE username = ?'</text:span><text:span text:style-name="T39">;</text:span></text:p>
      <text:p text:style-name="P8">      <text:span text:style-name="T30">const</text:span><text:span text:style-name="T39"> </text:span><text:span text:style-name="T12">rows</text:span><text:span text:style-name="T39"> </text:span><text:span text:style-name="T33">=</text:span><text:span text:style-name="T39"> </text:span><text:span text:style-name="T12">conexao</text:span><text:span text:style-name="T39">.</text:span><text:span text:style-name="T3">query</text:span><text:span text:style-name="T39">(</text:span><text:span text:style-name="T12">sql</text:span><text:span text:style-name="T39">, [</text:span><text:span text:style-name="T7">username</text:span><text:span text:style-name="T39">], </text:span><text:span text:style-name="T7">callback</text:span><text:span text:style-name="T39">);</text:span></text:p>
      <text:p text:style-name="P8">      <text:span text:style-name="T27">return</text:span><text:span text:style-name="T39"> </text:span><text:span text:style-name="T12">rows</text:span><text:span text:style-name="T39">;</text:span></text:p>
      <text:p text:style-name="P8">    <text:span text:style-name="T39">} </text:span><text:span text:style-name="T27">catch</text:span><text:span text:style-name="T39"> (</text:span><text:span text:style-name="T7">error</text:span><text:span text:style-name="T39">) {</text:span></text:p>
      <text:p text:style-name="P8">      <text:span text:style-name="T7">console</text:span><text:span text:style-name="T39">.</text:span><text:span text:style-name="T3">error</text:span><text:span text:style-name="T39">(</text:span><text:span text:style-name="T36">'Erro no método findByUsername:'</text:span><text:span text:style-name="T39">, </text:span><text:span text:style-name="T7">error</text:span><text:span text:style-name="T39">.</text:span><text:span text:style-name="T7">message</text:span><text:span text:style-name="T39">);</text:span></text:p>
      <text:p text:style-name="P8">      <text:span text:style-name="T27">throw</text:span><text:span text:style-name="T39"> </text:span><text:span text:style-name="T30">new</text:span><text:span text:style-name="T39"> </text:span><text:span text:style-name="T18">Error</text:span><text:span text:style-name="T39">(</text:span><text:span text:style-name="T36">'Erro ao logar usuário.'</text:span><text:span text:style-name="T39">);</text:span></text:p>
      <text:p text:style-name="P8">    <text:span text:style-name="T39">}}}</text:span></text:p>
      <text:p text:style-name="P11"/>
      <text:p text:style-name="P2"><text:span text:style-name="T26">export</text:span> <text:span text:style-name="T26">default</text:span> <text:span text:style-name="T17">UserRepository</text:span>;</text:p>
      <text:p text:style-name="P1"/>
      <text:p text:style-name="P13">-----------------------------------------------------------------------------------------------------------------</text:p>
      <text:p text:style-name="P13"/>
      <text:p text:style-name="P13"/>
      <text:p text:style-name="P16"><text:span text:style-name="T1">T</text:span>enho a pasta <text:span text:style-name="T22">c</text:span><text:span text:style-name="T21">ontroller</text:span><text:span text:style-name="T22">s</text:span> com os documentos: </text:p>
      <text:p text:style-name="P1"/>
      <text:p text:style-name="P1"><text:span text:style-name="T1">1. </text:span><text:span text:style-name="T19">BookController.</text:span><text:span text:style-name="T20">js</text:span> - <text:span text:style-name="T1">O</text:span>nde realizará o controle dos métodos de aplicação do meu CRUD. por exemplo: </text:p>
      <text:p text:style-name="P1"/>
      <text:list xml:id="list4032324739" text:style-name="L2">
        <text:list-item>
          <text:p text:style-name="P14"><text:span text:style-name="T1">O</text:span> <text:span text:style-name="T4">index</text:span> gerencia e controla todos os livros cadastrados. </text:p>
          <text:p text:style-name="P14"/>
        </text:list-item>
        <text:list-item>
          <text:p text:style-name="P14"><text:span text:style-name="T1">O</text:span> <text:span text:style-name="T4">show</text:span> expõe os livros de acordo com o ID é uma espécie de método de busca <text:span text:style-name="T1">por id</text:span>. </text:p>
          <text:p text:style-name="P14"/>
        </text:list-item>
        <text:list-item>
          <text:p text:style-name="P14">O <text:span text:style-name="T4">store</text:span> tem a função de receber os dados de um novo livro e chamar o método <text:span text:style-name="T8">BookRepository</text:span><text:span text:style-name="T10">.</text:span><text:span text:style-name="T4">create</text:span></text:p>
          <text:p text:style-name="P14"/>
        </text:list-item>
        <text:list-item>
          <text:p text:style-name="P14"><text:span text:style-name="T1">O </text:span><text:span text:style-name="T4">update</text:span><text:span text:style-name="T1"> tem a função de realizar uma atualização nos livros selecionados para tal uso o metodo </text:span><text:span text:style-name="T8">BookRepository</text:span><text:span text:style-name="T10">.</text:span><text:span text:style-name="T4">update</text:span> para <text:span text:style-name="T1">atualizar o </text:span>livro no data<text:span text:style-name="T1">B</text:span>ase. </text:p>
          <text:p text:style-name="P14"/>
        </text:list-item>
        <text:list-item>
          <text:p text:style-name="P14"><text:span text:style-name="T1">E</text:span> por fim temos <text:span text:style-name="T4">delete </text:span><text:span text:style-name="T1">que utilizando o método </text:span><text:span text:style-name="T8">BookRepository</text:span><text:span text:style-name="T10">.</text:span><text:span text:style-name="T4">delete</text:span><text:span text:style-name="T10">(</text:span><text:span text:style-name="T13">id</text:span><text:span text:style-name="T10">)</text:span><text:span text:style-name="T1"> realiza a exclusão do livro no banco de dados apartir do id. </text:span></text:p>
        </text:list-item>
      </text:list>
      <text:p text:style-name="P1"/>
      <text:p text:style-name="P13">Segue o código a baixo:</text:p>
      <text:p text:style-name="P13"/>
      <text:p text:style-name="P5"><text:span text:style-name="T26">import</text:span> <text:span text:style-name="T6">BookRepository</text:span> <text:span text:style-name="T26">from</text:span> <text:span text:style-name="T35">"../repositories/BookRepository.js"</text:span>;</text:p>
      <text:p text:style-name="P11"/>
      <text:p text:style-name="P2"><text:span text:style-name="T29">class</text:span> <text:span text:style-name="T17">BookController</text:span>{</text:p>
      <text:p text:style-name="P8">    <text:span text:style-name="T30">async</text:span><text:span text:style-name="T39"> </text:span><text:span text:style-name="T3">index</text:span><text:span text:style-name="T39">(</text:span><text:span text:style-name="T7">req</text:span><text:span text:style-name="T39">, </text:span><text:span text:style-name="T7">res</text:span><text:span text:style-name="T39">) {</text:span></text:p>
      <text:p text:style-name="P8">        <text:span text:style-name="T27">try</text:span><text:span text:style-name="T39"> {</text:span></text:p>
      <text:p text:style-name="P8">            <text:span text:style-name="T30">const</text:span><text:span text:style-name="T39"> </text:span><text:span text:style-name="T12">row</text:span><text:span text:style-name="T39"> </text:span><text:span text:style-name="T33">=</text:span><text:span text:style-name="T39"> </text:span><text:span text:style-name="T27">await</text:span><text:span text:style-name="T39"> </text:span><text:span text:style-name="T7">BookRepository</text:span><text:span text:style-name="T39">.</text:span><text:span text:style-name="T3">findAll</text:span><text:span text:style-name="T39">();</text:span></text:p>
      <text:p text:style-name="P8">            <text:span text:style-name="T7">res</text:span><text:span text:style-name="T39">.</text:span><text:span text:style-name="T3">json</text:span><text:span text:style-name="T39">(</text:span><text:span text:style-name="T12">row</text:span><text:span text:style-name="T39">);</text:span></text:p>
      <text:p text:style-name="P8">        <text:span text:style-name="T39">} </text:span><text:span text:style-name="T27">catch</text:span><text:span text:style-name="T39"> (</text:span><text:span text:style-name="T7">error</text:span><text:span text:style-name="T39">) {</text:span></text:p>
      <text:p text:style-name="P8">            <text:span text:style-name="T7">console</text:span><text:span text:style-name="T39">.</text:span><text:span text:style-name="T3">error</text:span><text:span text:style-name="T39">(</text:span><text:span text:style-name="T36">'Erro no método index:'</text:span><text:span text:style-name="T39">, </text:span><text:span text:style-name="T7">error</text:span><text:span text:style-name="T39">.</text:span><text:span text:style-name="T7">message</text:span><text:span text:style-name="T39">);</text:span></text:p>
      <text:p text:style-name="P8"><text:soft-page-break/>            <text:span text:style-name="T7">res</text:span><text:span text:style-name="T39">.</text:span><text:span text:style-name="T3">status</text:span><text:span text:style-name="T39">(</text:span><text:span text:style-name="T41">500</text:span><text:span text:style-name="T39">).</text:span><text:span text:style-name="T3">json</text:span><text:span text:style-name="T39">({ </text:span><text:span text:style-name="T7">error:</text:span><text:span text:style-name="T39"> </text:span><text:span text:style-name="T36">'Erro ao buscar livros'</text:span><text:span text:style-name="T39"> });</text:span></text:p>
      <text:p text:style-name="P8">        <text:span text:style-name="T39">}</text:span></text:p>
      <text:p text:style-name="P8">    <text:span text:style-name="T39">}</text:span></text:p>
      <text:p text:style-name="P11"/>
      <text:p text:style-name="P8">    <text:span text:style-name="T30">async</text:span><text:span text:style-name="T39"> </text:span><text:span text:style-name="T3">show</text:span><text:span text:style-name="T39">(</text:span><text:span text:style-name="T7">req</text:span><text:span text:style-name="T39">, </text:span><text:span text:style-name="T7">res</text:span><text:span text:style-name="T39">) {</text:span></text:p>
      <text:p text:style-name="P8">        <text:span text:style-name="T27">try</text:span><text:span text:style-name="T39"> {</text:span></text:p>
      <text:p text:style-name="P8">            </text:p>
      <text:p text:style-name="P8">            <text:span text:style-name="T30">const</text:span><text:span text:style-name="T39"> </text:span><text:span text:style-name="T12">row</text:span><text:span text:style-name="T39"> </text:span><text:span text:style-name="T33">=</text:span><text:span text:style-name="T39"> </text:span><text:span text:style-name="T27">await</text:span><text:span text:style-name="T39"> </text:span><text:span text:style-name="T7">BookRepository</text:span><text:span text:style-name="T39">.</text:span><text:span text:style-name="T3">findById</text:span><text:span text:style-name="T39">(</text:span><text:span text:style-name="T7">req</text:span><text:span text:style-name="T39">.</text:span><text:span text:style-name="T7">userId</text:span><text:span text:style-name="T39">, (</text:span><text:span text:style-name="T7">err</text:span><text:span text:style-name="T39">, </text:span><text:span text:style-name="T7">results</text:span><text:span text:style-name="T39">) </text:span><text:span text:style-name="T30">=&gt;</text:span><text:span text:style-name="T39"> {</text:span></text:p>
      <text:p text:style-name="P8">                <text:span text:style-name="T27">if</text:span><text:span text:style-name="T39"> (</text:span><text:span text:style-name="T7">err</text:span><text:span text:style-name="T39">) </text:span><text:span text:style-name="T27">return</text:span><text:span text:style-name="T39"> </text:span><text:span text:style-name="T7">res</text:span><text:span text:style-name="T39">.</text:span><text:span text:style-name="T3">status</text:span><text:span text:style-name="T39">(</text:span><text:span text:style-name="T41">500</text:span><text:span text:style-name="T39">).</text:span><text:span text:style-name="T3">send</text:span><text:span text:style-name="T39">(</text:span><text:span text:style-name="T36">'Server error'</text:span><text:span text:style-name="T39">);</text:span></text:p>
      <text:p text:style-name="P8">                <text:span text:style-name="T7">res</text:span><text:span text:style-name="T39">.</text:span><text:span text:style-name="T3">json</text:span><text:span text:style-name="T39">(</text:span><text:span text:style-name="T7">results</text:span><text:span text:style-name="T39">);</text:span></text:p>
      <text:p text:style-name="P8">              <text:span text:style-name="T39">});</text:span></text:p>
      <text:p text:style-name="P8">            <text:span text:style-name="T7">res</text:span><text:span text:style-name="T39">.</text:span><text:span text:style-name="T3">json</text:span><text:span text:style-name="T39">(</text:span><text:span text:style-name="T12">row</text:span><text:span text:style-name="T39">);</text:span></text:p>
      <text:p text:style-name="P8">        <text:span text:style-name="T39">} </text:span><text:span text:style-name="T27">catch</text:span><text:span text:style-name="T39"> (</text:span><text:span text:style-name="T7">error</text:span><text:span text:style-name="T39">) {</text:span></text:p>
      <text:p text:style-name="P8">            <text:span text:style-name="T7">console</text:span><text:span text:style-name="T39">.</text:span><text:span text:style-name="T3">error</text:span><text:span text:style-name="T39">(</text:span><text:span text:style-name="T36">'Erro no método show:'</text:span><text:span text:style-name="T39">, </text:span><text:span text:style-name="T7">error</text:span><text:span text:style-name="T39">.</text:span><text:span text:style-name="T7">message</text:span><text:span text:style-name="T39">);</text:span></text:p>
      <text:p text:style-name="P8">            <text:span text:style-name="T7">res</text:span><text:span text:style-name="T39">.</text:span><text:span text:style-name="T3">status</text:span><text:span text:style-name="T39">(</text:span><text:span text:style-name="T41">500</text:span><text:span text:style-name="T39">).</text:span><text:span text:style-name="T3">json</text:span><text:span text:style-name="T39">({ </text:span><text:span text:style-name="T7">error:</text:span><text:span text:style-name="T39"> </text:span><text:span text:style-name="T36">'Erro ao buscar livro por ID'</text:span><text:span text:style-name="T39"> });</text:span></text:p>
      <text:p text:style-name="P8">        <text:span text:style-name="T39">}</text:span></text:p>
      <text:p text:style-name="P8">    <text:span text:style-name="T39">}</text:span></text:p>
      <text:p text:style-name="P11"/>
      <text:p text:style-name="P8">    <text:span text:style-name="T30">async</text:span><text:span text:style-name="T39"> </text:span><text:span text:style-name="T3">store</text:span><text:span text:style-name="T39">(</text:span><text:span text:style-name="T7">req</text:span><text:span text:style-name="T39">, </text:span><text:span text:style-name="T7">res</text:span><text:span text:style-name="T39">) {</text:span></text:p>
      <text:p text:style-name="P8">        <text:span text:style-name="T27">try</text:span><text:span text:style-name="T39"> {</text:span></text:p>
      <text:p text:style-name="P8">            <text:span text:style-name="T30">const</text:span><text:span text:style-name="T39"> </text:span><text:span text:style-name="T12">livro</text:span><text:span text:style-name="T39"> </text:span><text:span text:style-name="T33">=</text:span><text:span text:style-name="T39"> </text:span><text:span text:style-name="T7">req</text:span><text:span text:style-name="T39">.</text:span><text:span text:style-name="T7">body</text:span><text:span text:style-name="T39">;</text:span></text:p>
      <text:p text:style-name="P8">            <text:span text:style-name="T7">console</text:span><text:span text:style-name="T39">.</text:span><text:span text:style-name="T3">log</text:span><text:span text:style-name="T39">(</text:span><text:span text:style-name="T36">'Dados recebidos no store:'</text:span><text:span text:style-name="T39">, </text:span><text:span text:style-name="T12">livro</text:span><text:span text:style-name="T39">); </text:span><text:span text:style-name="T43">// Adicionei este log</text:span></text:p>
      <text:p text:style-name="P8">            <text:span text:style-name="T30">const</text:span><text:span text:style-name="T39"> </text:span><text:span text:style-name="T12">row</text:span><text:span text:style-name="T39"> </text:span><text:span text:style-name="T33">=</text:span><text:span text:style-name="T39"> </text:span><text:span text:style-name="T27">await</text:span><text:span text:style-name="T39"> </text:span><text:span text:style-name="T7">BookRepository</text:span><text:span text:style-name="T39">.</text:span><text:span text:style-name="T3">create</text:span><text:span text:style-name="T39">(</text:span><text:span text:style-name="T12">livro</text:span><text:span text:style-name="T39">, </text:span><text:span text:style-name="T7">req</text:span><text:span text:style-name="T39">.</text:span><text:span text:style-name="T7">userId</text:span><text:span text:style-name="T39">, (</text:span><text:span text:style-name="T7">err</text:span><text:span text:style-name="T39">, </text:span><text:span text:style-name="T7">res</text:span><text:span text:style-name="T39">) </text:span><text:span text:style-name="T30">=&gt;</text:span><text:span text:style-name="T39"> {</text:span></text:p>
      <text:p text:style-name="P8">                <text:span text:style-name="T27">if</text:span><text:span text:style-name="T39"> (</text:span><text:span text:style-name="T7">err</text:span><text:span text:style-name="T39">) </text:span><text:span text:style-name="T27">return</text:span><text:span text:style-name="T39"> </text:span><text:span text:style-name="T7">res</text:span><text:span text:style-name="T39">.</text:span><text:span text:style-name="T3">status</text:span><text:span text:style-name="T39">(</text:span><text:span text:style-name="T41">500</text:span><text:span text:style-name="T39">).</text:span><text:span text:style-name="T3">send</text:span><text:span text:style-name="T39">(</text:span><text:span text:style-name="T36">'Server error'</text:span><text:span text:style-name="T39">);</text:span></text:p>
      <text:p text:style-name="P8">                <text:span text:style-name="T7">res</text:span><text:span text:style-name="T39">.</text:span><text:span text:style-name="T3">status</text:span><text:span text:style-name="T39">(</text:span><text:span text:style-name="T41">201</text:span><text:span text:style-name="T39">).</text:span><text:span text:style-name="T3">send</text:span><text:span text:style-name="T39">(</text:span><text:span text:style-name="T36">'Book added!'</text:span><text:span text:style-name="T39">);</text:span></text:p>
      <text:p text:style-name="P8">              <text:span text:style-name="T39">});</text:span></text:p>
      <text:p text:style-name="P8">            <text:span text:style-name="T7">res</text:span><text:span text:style-name="T39">.</text:span><text:span text:style-name="T3">json</text:span><text:span text:style-name="T39">(</text:span><text:span text:style-name="T12">row</text:span><text:span text:style-name="T39">);</text:span></text:p>
      <text:p text:style-name="P8">        <text:span text:style-name="T39">} </text:span><text:span text:style-name="T27">catch</text:span><text:span text:style-name="T39"> (</text:span><text:span text:style-name="T7">error</text:span><text:span text:style-name="T39">) {</text:span></text:p>
      <text:p text:style-name="P8">            <text:span text:style-name="T7">console</text:span><text:span text:style-name="T39">.</text:span><text:span text:style-name="T3">error</text:span><text:span text:style-name="T39">(</text:span><text:span text:style-name="T36">'Erro no método store:'</text:span><text:span text:style-name="T39">, </text:span><text:span text:style-name="T7">error</text:span><text:span text:style-name="T39">.</text:span><text:span text:style-name="T7">message</text:span><text:span text:style-name="T39">);</text:span></text:p>
      <text:p text:style-name="P8">            <text:span text:style-name="T7">res</text:span><text:span text:style-name="T39">.</text:span><text:span text:style-name="T3">status</text:span><text:span text:style-name="T39">(</text:span><text:span text:style-name="T41">500</text:span><text:span text:style-name="T39">).</text:span><text:span text:style-name="T3">json</text:span><text:span text:style-name="T39">({ </text:span><text:span text:style-name="T7">error:</text:span><text:span text:style-name="T39"> </text:span><text:span text:style-name="T36">'Erro ao criar livro'</text:span><text:span text:style-name="T39"> });</text:span></text:p>
      <text:p text:style-name="P8">        <text:span text:style-name="T39">}</text:span></text:p>
      <text:p text:style-name="P8">    <text:span text:style-name="T39">}</text:span></text:p>
      <text:p text:style-name="P11"/>
      <text:p text:style-name="P8">    <text:span text:style-name="T30">async</text:span><text:span text:style-name="T39"> </text:span><text:span text:style-name="T3">update</text:span><text:span text:style-name="T39">(</text:span><text:span text:style-name="T7">req</text:span><text:span text:style-name="T39">, </text:span><text:span text:style-name="T7">res</text:span><text:span text:style-name="T39">) {</text:span></text:p>
      <text:p text:style-name="P8">        <text:span text:style-name="T27">try</text:span><text:span text:style-name="T39"> {</text:span></text:p>
      <text:p text:style-name="P8">            <text:span text:style-name="T30">const</text:span><text:span text:style-name="T39"> </text:span><text:span text:style-name="T12">id</text:span><text:span text:style-name="T39"> </text:span><text:span text:style-name="T33">=</text:span><text:span text:style-name="T39"> </text:span><text:span text:style-name="T7">req</text:span><text:span text:style-name="T39">.</text:span><text:span text:style-name="T7">params</text:span><text:span text:style-name="T39">.</text:span><text:span text:style-name="T7">id</text:span><text:span text:style-name="T39">;</text:span></text:p>
      <text:p text:style-name="P8">            <text:span text:style-name="T30">const</text:span><text:span text:style-name="T39"> { </text:span><text:span text:style-name="T12">title</text:span><text:span text:style-name="T39">, </text:span><text:span text:style-name="T12">author</text:span><text:span text:style-name="T39">, </text:span><text:span text:style-name="T12">synopsis</text:span><text:span text:style-name="T39">, </text:span><text:span text:style-name="T12">link</text:span><text:span text:style-name="T39">, </text:span><text:span text:style-name="T12">imageLink</text:span><text:span text:style-name="T39">, </text:span><text:span text:style-name="T12">audience</text:span><text:span text:style-name="T39"> } </text:span><text:span text:style-name="T33">=</text:span><text:span text:style-name="T39"> </text:span><text:span text:style-name="T7">req</text:span><text:span text:style-name="T39">.</text:span><text:span text:style-name="T7">body</text:span><text:span text:style-name="T39">; </text:span><text:span text:style-name="T43">// Desestruture os campos necessários do req.body</text:span></text:p>
      <text:p text:style-name="P8">            <text:span text:style-name="T7">console</text:span><text:span text:style-name="T39">.</text:span><text:span text:style-name="T3">log</text:span><text:span text:style-name="T39">(</text:span><text:span text:style-name="T36">'Dados recebidos no update:'</text:span><text:span text:style-name="T39">, { </text:span><text:span text:style-name="T7">id</text:span><text:span text:style-name="T39">, </text:span><text:span text:style-name="T7">title</text:span><text:span text:style-name="T39">, </text:span><text:span text:style-name="T7">author</text:span><text:span text:style-name="T39">, </text:span><text:span text:style-name="T7">synopsis</text:span><text:span text:style-name="T39">, </text:span><text:span text:style-name="T7">link</text:span><text:span text:style-name="T39">, </text:span><text:span text:style-name="T7">imageLink</text:span><text:span text:style-name="T39">, </text:span><text:span text:style-name="T7">audience</text:span><text:span text:style-name="T39"> });</text:span></text:p>
      <text:p text:style-name="P11"/>
      <text:p text:style-name="P8">            <text:span text:style-name="T30">const</text:span><text:span text:style-name="T39"> </text:span><text:span text:style-name="T12">updatedBook</text:span><text:span text:style-name="T39"> </text:span><text:span text:style-name="T33">=</text:span><text:span text:style-name="T39"> { </text:span><text:span text:style-name="T7">title</text:span><text:span text:style-name="T39">, </text:span><text:span text:style-name="T7">title</text:span><text:span text:style-name="T39">, </text:span><text:span text:style-name="T7">author</text:span><text:span text:style-name="T39">, </text:span><text:span text:style-name="T7">synopsis</text:span><text:span text:style-name="T39">, </text:span><text:span text:style-name="T7">link</text:span><text:span text:style-name="T39">, </text:span><text:span text:style-name="T7">imageLink</text:span><text:span text:style-name="T39">, </text:span><text:span text:style-name="T7">audience</text:span><text:span text:style-name="T39"> };</text:span></text:p>
      <text:p text:style-name="P8">            <text:span text:style-name="T30">const</text:span><text:span text:style-name="T39"> </text:span><text:span text:style-name="T12">rows</text:span><text:span text:style-name="T39"> </text:span><text:span text:style-name="T33">=</text:span><text:span text:style-name="T39"> </text:span><text:span text:style-name="T27">await</text:span><text:span text:style-name="T39"> </text:span><text:span text:style-name="T7">BookRepository</text:span><text:span text:style-name="T39">.</text:span><text:span text:style-name="T3">update</text:span><text:span text:style-name="T39">(</text:span><text:span text:style-name="T12">updatedBook</text:span><text:span text:style-name="T39">, </text:span><text:span text:style-name="T12">id</text:span><text:span text:style-name="T39">);</text:span></text:p>
      <text:p text:style-name="P8">            <text:span text:style-name="T7">res</text:span><text:span text:style-name="T39">.</text:span><text:span text:style-name="T3">json</text:span><text:span text:style-name="T39">(</text:span><text:span text:style-name="T12">rows</text:span><text:span text:style-name="T39">);</text:span></text:p>
      <text:p text:style-name="P8">        <text:span text:style-name="T39">} </text:span><text:span text:style-name="T27">catch</text:span><text:span text:style-name="T39"> (</text:span><text:span text:style-name="T7">error</text:span><text:span text:style-name="T39">) {</text:span></text:p>
      <text:p text:style-name="P8">            <text:span text:style-name="T7">console</text:span><text:span text:style-name="T39">.</text:span><text:span text:style-name="T3">error</text:span><text:span text:style-name="T39">(</text:span><text:span text:style-name="T36">'Erro no método update:'</text:span><text:span text:style-name="T39">, </text:span><text:span text:style-name="T7">error</text:span><text:span text:style-name="T39">.</text:span><text:span text:style-name="T7">message</text:span><text:span text:style-name="T39">);</text:span></text:p>
      <text:p text:style-name="P8">            <text:span text:style-name="T7">res</text:span><text:span text:style-name="T39">.</text:span><text:span text:style-name="T3">status</text:span><text:span text:style-name="T39">(</text:span><text:span text:style-name="T41">500</text:span><text:span text:style-name="T39">).</text:span><text:span text:style-name="T3">json</text:span><text:span text:style-name="T39">({ </text:span><text:span text:style-name="T7">error:</text:span><text:span text:style-name="T39"> </text:span><text:span text:style-name="T36">'Erro ao atualizar livro'</text:span><text:span text:style-name="T39"> });</text:span></text:p>
      <text:p text:style-name="P8">        <text:span text:style-name="T39">}</text:span></text:p>
      <text:p text:style-name="P8">    <text:span text:style-name="T39">}</text:span></text:p>
      <text:p text:style-name="P11"/>
      <text:p text:style-name="P8"><text:soft-page-break/>    <text:span text:style-name="T30">async</text:span><text:span text:style-name="T39"> </text:span><text:span text:style-name="T3">delete</text:span><text:span text:style-name="T39">(</text:span><text:span text:style-name="T7">req</text:span><text:span text:style-name="T39">, </text:span><text:span text:style-name="T7">res</text:span><text:span text:style-name="T39">) {</text:span></text:p>
      <text:p text:style-name="P8">        <text:span text:style-name="T27">try</text:span><text:span text:style-name="T39"> {</text:span></text:p>
      <text:p text:style-name="P8">            <text:span text:style-name="T30">const</text:span><text:span text:style-name="T39"> </text:span><text:span text:style-name="T12">id</text:span><text:span text:style-name="T39"> </text:span><text:span text:style-name="T33">=</text:span><text:span text:style-name="T39"> </text:span><text:span text:style-name="T7">req</text:span><text:span text:style-name="T39">.</text:span><text:span text:style-name="T7">params</text:span><text:span text:style-name="T39">.</text:span><text:span text:style-name="T7">id</text:span><text:span text:style-name="T39">;</text:span></text:p>
      <text:p text:style-name="P8">            <text:span text:style-name="T30">const</text:span><text:span text:style-name="T39"> </text:span><text:span text:style-name="T12">row</text:span><text:span text:style-name="T39"> </text:span><text:span text:style-name="T33">=</text:span><text:span text:style-name="T39"> </text:span><text:span text:style-name="T27">await</text:span><text:span text:style-name="T39"> </text:span><text:span text:style-name="T7">BookRepository</text:span><text:span text:style-name="T39">.</text:span><text:span text:style-name="T3">delete</text:span><text:span text:style-name="T39">(</text:span><text:span text:style-name="T12">id</text:span><text:span text:style-name="T39">);</text:span></text:p>
      <text:p text:style-name="P8">            <text:span text:style-name="T7">res</text:span><text:span text:style-name="T39">.</text:span><text:span text:style-name="T3">json</text:span><text:span text:style-name="T39">(</text:span><text:span text:style-name="T12">row</text:span><text:span text:style-name="T39">);</text:span></text:p>
      <text:p text:style-name="P8">        <text:span text:style-name="T39">} </text:span><text:span text:style-name="T27">catch</text:span><text:span text:style-name="T39"> (</text:span><text:span text:style-name="T7">error</text:span><text:span text:style-name="T39">) {</text:span></text:p>
      <text:p text:style-name="P8">            <text:span text:style-name="T7">console</text:span><text:span text:style-name="T39">.</text:span><text:span text:style-name="T3">error</text:span><text:span text:style-name="T39">(</text:span><text:span text:style-name="T36">'Erro no método delete:'</text:span><text:span text:style-name="T39">, </text:span><text:span text:style-name="T7">error</text:span><text:span text:style-name="T39">.</text:span><text:span text:style-name="T7">message</text:span><text:span text:style-name="T39">);</text:span></text:p>
      <text:p text:style-name="P8">            <text:span text:style-name="T7">res</text:span><text:span text:style-name="T39">.</text:span><text:span text:style-name="T3">status</text:span><text:span text:style-name="T39">(</text:span><text:span text:style-name="T41">500</text:span><text:span text:style-name="T39">).</text:span><text:span text:style-name="T3">json</text:span><text:span text:style-name="T39">({ </text:span><text:span text:style-name="T7">error:</text:span><text:span text:style-name="T39"> </text:span><text:span text:style-name="T36">'Erro ao deletar livro'</text:span><text:span text:style-name="T39"> });</text:span></text:p>
      <text:p text:style-name="P8">        <text:span text:style-name="T39">}</text:span></text:p>
      <text:p text:style-name="P8">    <text:span text:style-name="T39">}</text:span></text:p>
      <text:p text:style-name="P2">}</text:p>
      <text:p text:style-name="P11"/>
      <text:p text:style-name="P2"><text:span text:style-name="T26">export</text:span> <text:span text:style-name="T26">default</text:span> <text:span text:style-name="T29">new</text:span> <text:span text:style-name="T17">BookController</text:span>();</text:p>
      <text:p text:style-name="P13"/>
      <text:p text:style-name="P13"/>
      <text:p text:style-name="P13">-----------------------------------------------------------------------------------------------------------------</text:p>
      <text:p text:style-name="P1"/>
      <text:p text:style-name="P1"><text:span text:style-name="T1">2. </text:span><text:span text:style-name="T19">UserController.</text:span><text:span text:style-name="T20">js</text:span><text:span text:style-name="T1"> - Onde realizará o controle dos métodos de </text:span><text:span text:style-name="T4">register</text:span><text:span text:style-name="T1"> e </text:span><text:span text:style-name="T4">login</text:span></text:p>
      <text:p text:style-name="P1"><text:span text:style-name="T1"><text:s/>de cada usuário </text:span></text:p>
      <text:p text:style-name="P1"/>
      <text:p text:style-name="P1"><text:span text:style-name="T1">T</text:span>enho a pasta <text:span text:style-name="T20">database</text:span> com os documentos: </text:p>
      <text:p text:style-name="P1"/>
      <text:p text:style-name="P1"><text:span text:style-name="T1">1. </text:span><text:span text:style-name="T14">C</text:span><text:span text:style-name="T13">onexao.</text:span><text:span text:style-name="T14">js</text:span><text:span text:style-name="T1"> – Onde temos a conexão com o nosso banco de dados e uma funcionalidade para executar um código sql com ou sem valores segue o trecho do código a baixo:</text:span></text:p>
      <text:p text:style-name="P1"/>
      <text:p text:style-name="P4"><text:span text:style-name="T26">import</text:span> <text:span text:style-name="T6">mysql</text:span> <text:span text:style-name="T26">from</text:span> <text:span text:style-name="T35">'mysql2'</text:span></text:p>
      <text:p text:style-name="P11"/>
      <text:p text:style-name="P2"><text:span text:style-name="T29">const</text:span> <text:span text:style-name="T11">conexao</text:span> <text:span text:style-name="T32">=</text:span> <text:span text:style-name="T6">mysql</text:span>.<text:span text:style-name="T2">createConnection</text:span>({</text:p>
      <text:p text:style-name="P8">    <text:span text:style-name="T7">host:</text:span><text:span text:style-name="T36">'localhost'</text:span><text:span text:style-name="T39">,</text:span></text:p>
      <text:p text:style-name="P8">    <text:span text:style-name="T7">port:</text:span><text:span text:style-name="T36">'3306'</text:span><text:span text:style-name="T39">,</text:span></text:p>
      <text:p text:style-name="P8">    <text:span text:style-name="T7">user:</text:span><text:span text:style-name="T36">'root'</text:span><text:span text:style-name="T39">,</text:span></text:p>
      <text:p text:style-name="P8">    <text:span text:style-name="T7">password:</text:span><text:span text:style-name="T36">'pedro1904'</text:span><text:span text:style-name="T39">,</text:span></text:p>
      <text:p text:style-name="P8">    <text:span text:style-name="T7">database:</text:span><text:span text:style-name="T36">'bookdb'</text:span></text:p>
      <text:p text:style-name="P2">}) </text:p>
      <text:p text:style-name="P11"/>
      <text:p text:style-name="P2"><text:span text:style-name="T11">conexao</text:span>.<text:span text:style-name="T2">connect</text:span>(<text:span text:style-name="T6">err</text:span> <text:span text:style-name="T29">=&gt;</text:span> {</text:p>
      <text:p text:style-name="P8">    <text:span text:style-name="T27">if</text:span><text:span text:style-name="T39"> (</text:span><text:span text:style-name="T7">err</text:span><text:span text:style-name="T39">) </text:span><text:span text:style-name="T27">throw</text:span><text:span text:style-name="T39"> </text:span><text:span text:style-name="T7">err</text:span><text:span text:style-name="T39">;</text:span></text:p>
      <text:p text:style-name="P8">    <text:span text:style-name="T7">console</text:span><text:span text:style-name="T39">.</text:span><text:span text:style-name="T3">log</text:span><text:span text:style-name="T39">(</text:span><text:span text:style-name="T36">'Database connected!'</text:span><text:span text:style-name="T39">);</text:span></text:p>
      <text:p text:style-name="P8">  <text:span text:style-name="T39">})</text:span></text:p>
      <text:p text:style-name="P18">/**</text:p>
      <text:p text:style-name="P19"> <text:span text:style-name="T39">* executa um codigo sql com ou sem valores</text:span></text:p>
      <text:p text:style-name="P8"><text:span text:style-name="T42"> </text:span><text:span text:style-name="T43">* </text:span><text:span text:style-name="T30">@param</text:span><text:span text:style-name="T43"> </text:span><text:span text:style-name="T18">{string}</text:span><text:span text:style-name="T43"> </text:span><text:span text:style-name="T7">sql</text:span><text:span text:style-name="T43"> instrução sql a ser executada</text:span></text:p>
      <text:p text:style-name="P8"><text:span text:style-name="T42"> </text:span><text:span text:style-name="T43">* </text:span><text:span text:style-name="T30">@param</text:span><text:span text:style-name="T43"> </text:span><text:span text:style-name="T18">{string=id / [livro, id]}</text:span><text:span text:style-name="T43"> </text:span><text:span text:style-name="T7">valores</text:span><text:span text:style-name="T43"> valores a serem passados no mysql</text:span></text:p>
      <text:p text:style-name="P8"><text:span text:style-name="T42"> </text:span><text:span text:style-name="T43">* </text:span><text:span text:style-name="T30">@param</text:span><text:span text:style-name="T43"> </text:span><text:span text:style-name="T18">{string}</text:span><text:span text:style-name="T43"> </text:span><text:span text:style-name="T7">mensagemReject</text:span><text:span text:style-name="T43"> mensagem a ser exibida</text:span></text:p>
      <text:p text:style-name="P8"><text:span text:style-name="T42"> </text:span><text:span text:style-name="T43">* </text:span><text:span text:style-name="T30">@returns</text:span><text:span text:style-name="T43"> objeto da Promise</text:span></text:p>
      <text:p text:style-name="P19"> <text:span text:style-name="T39">*/</text:span></text:p>
      <text:p text:style-name="P12"/>
      <text:p text:style-name="P2"><text:span text:style-name="T26">export</text:span> <text:span text:style-name="T29">const</text:span> <text:span text:style-name="T2">consulta</text:span> <text:span text:style-name="T32">=</text:span> (<text:span text:style-name="T6">sql</text:span>, <text:span text:style-name="T6">valores</text:span><text:span text:style-name="T32">=</text:span><text:span text:style-name="T35">''</text:span>, <text:span text:style-name="T6">mensagemReject</text:span>)<text:span text:style-name="T29">=&gt;</text:span>{</text:p>
      <text:p text:style-name="P8">    <text:span text:style-name="T27">return</text:span><text:span text:style-name="T39"> </text:span><text:span text:style-name="T30">new</text:span><text:span text:style-name="T39"> </text:span><text:span text:style-name="T18">Promise</text:span><text:span text:style-name="T39">((</text:span><text:span text:style-name="T3">resolve</text:span><text:span text:style-name="T39">, </text:span><text:span text:style-name="T3">reject</text:span><text:span text:style-name="T39">)</text:span><text:span text:style-name="T30">=&gt;</text:span><text:span text:style-name="T39">{</text:span></text:p>
      <text:p text:style-name="P8">        <text:span text:style-name="T12">conexao</text:span><text:span text:style-name="T39">.</text:span><text:span text:style-name="T3">query</text:span><text:span text:style-name="T39">(</text:span><text:span text:style-name="T7">sql</text:span><text:span text:style-name="T39">, </text:span><text:span text:style-name="T7">valores</text:span><text:span text:style-name="T39">, (</text:span><text:span text:style-name="T7">erro</text:span><text:span text:style-name="T39">, </text:span><text:span text:style-name="T7">resultado</text:span><text:span text:style-name="T39">)</text:span><text:span text:style-name="T30">=&gt;</text:span><text:span text:style-name="T39">{</text:span></text:p>
      <text:p text:style-name="P8"><text:soft-page-break/>           <text:span text:style-name="T27">if</text:span><text:span text:style-name="T39"> (</text:span><text:span text:style-name="T7">erro</text:span><text:span text:style-name="T39">) </text:span><text:span text:style-name="T27">return</text:span><text:span text:style-name="T39"> </text:span><text:span text:style-name="T3">reject</text:span><text:span text:style-name="T39">(</text:span><text:span text:style-name="T7">mensagemReject</text:span><text:span text:style-name="T39">);</text:span></text:p>
      <text:p text:style-name="P8">           <text:span text:style-name="T30">const</text:span><text:span text:style-name="T39"> </text:span><text:span text:style-name="T12">row</text:span><text:span text:style-name="T39"> </text:span><text:span text:style-name="T33">=</text:span><text:span text:style-name="T39"> </text:span><text:span text:style-name="T7">JSON</text:span><text:span text:style-name="T39">.</text:span><text:span text:style-name="T3">parse</text:span><text:span text:style-name="T39">(</text:span><text:span text:style-name="T7">JSON</text:span><text:span text:style-name="T39">.</text:span><text:span text:style-name="T3">stringify</text:span><text:span text:style-name="T39">(</text:span><text:span text:style-name="T7">resultado</text:span><text:span text:style-name="T39">)) </text:span></text:p>
      <text:p text:style-name="P8">           <text:span text:style-name="T27">return</text:span><text:span text:style-name="T39"> </text:span><text:span text:style-name="T3">resolve</text:span><text:span text:style-name="T39">(</text:span><text:span text:style-name="T12">row</text:span><text:span text:style-name="T39">)</text:span></text:p>
      <text:p text:style-name="P8">        <text:span text:style-name="T39">});</text:span></text:p>
      <text:p text:style-name="P8">    <text:span text:style-name="T39">});</text:span></text:p>
      <text:p text:style-name="P2">};</text:p>
      <text:p text:style-name="P11"/>
      <text:p text:style-name="P2"><text:span text:style-name="T26">export</text:span> <text:span text:style-name="T26">default</text:span> <text:span text:style-name="T11">conexao</text:span>;</text:p>
      <text:p text:style-name="P4"/>
      <text:p text:style-name="P15"/>
      <text:p text:style-name="P1">------------------------------------------------------------------------------------------------------------------------</text:p>
      <text:p text:style-name="P1"/>
      <text:p text:style-name="P1"/>
      <text:p text:style-name="P17">O meu <text:span text:style-name="T1">FRONTEN</text:span>D esta desenvolvido da seguinte forma: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1:17:31.771000000</meta:creation-date>
    <dc:date>2024-08-15T18:45:38.150000000</dc:date>
    <meta:editing-duration>P1DT7H28M9S</meta:editing-duration>
    <meta:editing-cycles>1</meta:editing-cycles>
    <meta:document-statistic meta:table-count="0" meta:image-count="0" meta:object-count="0" meta:page-count="7" meta:paragraph-count="235" meta:word-count="1161" meta:character-count="10347" meta:non-whitespace-character-count="8188"/>
    <meta:generator>LibreOffice/7.4.2.3$Windows_X86_64 LibreOffice_project/382eef1f22670f7f4118c8c2dd222ec7ad009daf</meta:generator>
  </office:meta>
</office:document-meta>
</file>